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19mm"/>
    </style:style>
    <style:style style:name="co3" style:family="table-column">
      <style:table-column-properties fo:break-before="auto" style:column-width="41.75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Регион</text:p>
          </table:table-cell>
          <table:table-cell table:style-name="ce1" office:value-type="string" calcext:value-type="string">
            <text:p>Клиент</text:p>
          </table:table-cell>
          <table:table-cell table:style-name="ce1" office:value-type="string" calcext:value-type="string">
            <text:p>ПС</text:p>
          </table:table-cell>
          <table:table-cell table:style-name="ce1" office:value-type="string" calcext:value-type="string">
            <text:p>Операция</text:p>
          </table:table-cell>
          <table:table-cell table:style-name="ce1" office:value-type="string" calcext:value-type="string">
            <text:p>Валюта транацкии</text:p>
          </table:table-cell>
          <table:table-cell table:style-name="ce1" office:value-type="string" calcext:value-type="string">
            <text:p>Валюта ПС</text:p>
          </table:table-cell>
          <table:table-cell table:style-name="ce1" office:value-type="string" calcext:value-type="string">
            <text:p>Сумма</text:p>
          </table:table-cell>
          <table:table-cell table:style-name="ce1" office:value-type="string" calcext:value-type="string">
            <text:p>Валюта банка</text:p>
          </table:table-cell>
          <table:table-cell table:style-name="ce1" office:value-type="string" calcext:value-type="string">
            <text:p>Сумма</text:p>
          </table:table-cell>
          <table:table-cell table:style-name="ce2" office:value-type="string" calcext:value-type="string">
            <text:p>Количество операций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Продажа товаров</text:p>
          </table:table-cell>
          <table:table-cell office:value-type="float" office:value="840" calcext:value-type="float">
            <text:p>840</text:p>
          </table:table-cell>
          <table:table-cell office:value-type="float" office:value="810" calcext:value-type="float">
            <text:p>810</text:p>
          </table:table-cell>
          <table:table-cell office:value-type="float" office:value="26917.9" calcext:value-type="float">
            <text:p>26917,9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Продажа товаров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float" office:value="70.58" calcext:value-type="float">
            <text:p>70,58</text:p>
          </table:table-cell>
          <table:table-cell office:value-type="float" office:value="2810" calcext:value-type="float">
            <text:p>2810</text:p>
          </table:table-cell>
          <table:table-cell office:value-type="float" office:value="407.76" calcext:value-type="float">
            <text:p>407,76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ПК</text:p>
          </table:table-cell>
          <table:table-cell office:value-type="string" calcext:value-type="string">
            <text:p>Выдача наличных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1130100" calcext:value-type="float">
            <text:p>11301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ПК</text:p>
          </table:table-cell>
          <table:table-cell office:value-type="string" calcext:value-type="string">
            <text:p>Кредит общего вида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-331074.55" calcext:value-type="float">
            <text:p>-331074,55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ПК</text:p>
          </table:table-cell>
          <table:table-cell office:value-type="string" calcext:value-type="string">
            <text:p>Кредитное выравнивание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-44022.5" calcext:value-type="float">
            <text:p>-44022,5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ПК</text:p>
          </table:table-cell>
          <table:table-cell office:value-type="string" calcext:value-type="string">
            <text:p>Продажа товаров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2550829.66" calcext:value-type="float">
            <text:p>2550829,66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2567" calcext:value-type="float">
            <text:p>256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Безналичное зачисление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-11770498.52" calcext:value-type="float">
            <text:p>-11770498,52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924" calcext:value-type="float">
            <text:p>92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Безналичное перечисление с другой карты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-700" calcext:value-type="float">
            <text:p>-7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Безналичные платежи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43272" calcext:value-type="float">
            <text:p>43272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585" calcext:value-type="float">
            <text:p>58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Безналичные удержания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773100.060000001" calcext:value-type="float">
            <text:p>773100,060000001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Выдача наличных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8070450" calcext:value-type="float">
            <text:p>807045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880" calcext:value-type="float">
            <text:p>88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Запрос мини-выписки 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30" calcext:value-type="float">
            <text:p>3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ЮЛ</text:p>
          </table:table-cell>
          <table:table-cell office:value-type="string" calcext:value-type="string">
            <text:p>НСПК</text:p>
          </table:table-cell>
          <table:table-cell office:value-type="string" calcext:value-type="string">
            <text:p>Продажа товаров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1880" calcext:value-type="float">
            <text:p>188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Ю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Безналичное зачисление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-270000" calcext:value-type="float">
            <text:p>-2700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Ю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Безналичные платежи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727" calcext:value-type="float">
            <text:p>727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Ю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Выдача наличных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270500" calcext:value-type="float">
            <text:p>2705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Кредит общего вида</text:p>
          </table:table-cell>
          <table:table-cell office:value-type="float" office:value="840" calcext:value-type="float">
            <text:p>840</text:p>
          </table:table-cell>
          <table:table-cell office:value-type="float" office:value="810" calcext:value-type="float">
            <text:p>810</text:p>
          </table:table-cell>
          <table:table-cell office:value-type="float" office:value="-4589.41" calcext:value-type="float">
            <text:p>-4589,41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Продажа товаров</text:p>
          </table:table-cell>
          <table:table-cell office:value-type="float" office:value="840" calcext:value-type="float">
            <text:p>840</text:p>
          </table:table-cell>
          <table:table-cell office:value-type="float" office:value="810" calcext:value-type="float">
            <text:p>810</text:p>
          </table:table-cell>
          <table:table-cell office:value-type="float" office:value="115465.96" calcext:value-type="float">
            <text:p>115465,96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Продажа товаров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float" office:value="2853.05" calcext:value-type="float">
            <text:p>2853,05</text:p>
          </table:table-cell>
          <table:table-cell office:value-type="float" office:value="4810" calcext:value-type="float">
            <text:p>4810</text:p>
          </table:table-cell>
          <table:table-cell office:value-type="float" office:value="16627.03" calcext:value-type="float">
            <text:p>16627,03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Продажа товаров</text:p>
          </table:table-cell>
          <table:table-cell table:number-columns-repeated="2" office:value-type="float" office:value="978" calcext:value-type="float">
            <text:p>978</text:p>
          </table:table-cell>
          <table:table-cell office:value-type="float" office:value="2.9" calcext:value-type="float">
            <text:p>2,9</text:p>
          </table:table-cell>
          <table:table-cell office:value-type="float" office:value="2810" calcext:value-type="float">
            <text:p>2810</text:p>
          </table:table-cell>
          <table:table-cell office:value-type="float" office:value="20.11" calcext:value-type="float">
            <text:p>20,11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ПК</text:p>
          </table:table-cell>
          <table:table-cell office:value-type="string" calcext:value-type="string">
            <text:p>Выдача наличных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266016" calcext:value-type="float">
            <text:p>266016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ПК</text:p>
          </table:table-cell>
          <table:table-cell office:value-type="string" calcext:value-type="string">
            <text:p>Кредит общего вида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-503190.75" calcext:value-type="float">
            <text:p>-503190,75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ПК</text:p>
          </table:table-cell>
          <table:table-cell office:value-type="string" calcext:value-type="string">
            <text:p>Кредитное выравнивание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-2409.48" calcext:value-type="float">
            <text:p>-2409,48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ПК</text:p>
          </table:table-cell>
          <table:table-cell office:value-type="string" calcext:value-type="string">
            <text:p>Продажа товаров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7758641.52000005" calcext:value-type="float">
            <text:p>7758641,52000005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20518" calcext:value-type="float">
            <text:p>2051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Безналичное зачисление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-40777666.26" calcext:value-type="float">
            <text:p>-40777666,26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5795" calcext:value-type="float">
            <text:p>5795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Безналичное перечисление с другой карты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-319" calcext:value-type="float">
            <text:p>-319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Безналичные платежи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286429.61" calcext:value-type="float">
            <text:p>286429,61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Безналичные удержания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3837484.34" calcext:value-type="float">
            <text:p>3837484,34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1540" calcext:value-type="float">
            <text:p>154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Выдача наличных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29730650" calcext:value-type="float">
            <text:p>2973065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6068" calcext:value-type="float">
            <text:p>606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Запрос мини-выписки 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50" calcext:value-type="float">
            <text:p>5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Выдача наличных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float" office:value="3501.32" calcext:value-type="float">
            <text:p>3501,32</text:p>
          </table:table-cell>
          <table:table-cell office:value-type="float" office:value="4810" calcext:value-type="float">
            <text:p>4810</text:p>
          </table:table-cell>
          <table:table-cell office:value-type="float" office:value="20496.22" calcext:value-type="float">
            <text:p>20496,22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Кредит общего вида</text:p>
          </table:table-cell>
          <table:table-cell office:value-type="float" office:value="840" calcext:value-type="float">
            <text:p>840</text:p>
          </table:table-cell>
          <table:table-cell office:value-type="float" office:value="810" calcext:value-type="float">
            <text:p>810</text:p>
          </table:table-cell>
          <table:table-cell office:value-type="float" office:value="-9918.77" calcext:value-type="float">
            <text:p>-9918,77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Продажа товаров</text:p>
          </table:table-cell>
          <table:table-cell office:value-type="float" office:value="840" calcext:value-type="float">
            <text:p>840</text:p>
          </table:table-cell>
          <table:table-cell office:value-type="float" office:value="810" calcext:value-type="float">
            <text:p>810</text:p>
          </table:table-cell>
          <table:table-cell office:value-type="float" office:value="391317.11" calcext:value-type="float">
            <text:p>391317,11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Продажа товаров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float" office:value="11525.59" calcext:value-type="float">
            <text:p>11525,59</text:p>
          </table:table-cell>
          <table:table-cell office:value-type="float" office:value="8810" calcext:value-type="float">
            <text:p>8810</text:p>
          </table:table-cell>
          <table:table-cell office:value-type="float" office:value="67765.96" calcext:value-type="float">
            <text:p>67765,96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Продажа товаров</text:p>
          </table:table-cell>
          <table:table-cell table:number-columns-repeated="2" office:value-type="float" office:value="978" calcext:value-type="float">
            <text:p>978</text:p>
          </table:table-cell>
          <table:table-cell office:value-type="float" office:value="1054.4" calcext:value-type="float">
            <text:p>1054,4</text:p>
          </table:table-cell>
          <table:table-cell office:value-type="float" office:value="5978" calcext:value-type="float">
            <text:p>5978</text:p>
          </table:table-cell>
          <table:table-cell office:value-type="float" office:value="2325.04" calcext:value-type="float">
            <text:p>2325,04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ПК</text:p>
          </table:table-cell>
          <table:table-cell office:value-type="string" calcext:value-type="string">
            <text:p>Выдача наличных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1630600" calcext:value-type="float">
            <text:p>16306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381" calcext:value-type="float">
            <text:p>38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ПК</text:p>
          </table:table-cell>
          <table:table-cell office:value-type="string" calcext:value-type="string">
            <text:p>Кредит общего вида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-1229883.46" calcext:value-type="float">
            <text:p>-1229883,46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317" calcext:value-type="float">
            <text:p>31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ПК</text:p>
          </table:table-cell>
          <table:table-cell office:value-type="string" calcext:value-type="string">
            <text:p>Кредитное выравнивание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-98463.29" calcext:value-type="float">
            <text:p>-98463,29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ПК</text:p>
          </table:table-cell>
          <table:table-cell office:value-type="string" calcext:value-type="string">
            <text:p>Продажа товаров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15493447.6000001" calcext:value-type="float">
            <text:p>15493447,6000001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25072" calcext:value-type="float">
            <text:p>2507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Безналичное зачисление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-73075461.2700001" calcext:value-type="float">
            <text:p>-73075461,2700001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6402" calcext:value-type="float">
            <text:p>640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Безналичное перечисление с другой карты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-672134.63" calcext:value-type="float">
            <text:p>-672134,63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Безналичные платежи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1926165.18" calcext:value-type="float">
            <text:p>1926165,18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4899" calcext:value-type="float">
            <text:p>4899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Безналичные удержания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9177435.20000002" calcext:value-type="float">
            <text:p>9177435,20000002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2137" calcext:value-type="float">
            <text:p>2137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Внесение наличных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-338450" calcext:value-type="float">
            <text:p>-33845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Выдача наличных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53122145" calcext:value-type="float">
            <text:p>53122145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10701" calcext:value-type="float">
            <text:p>10701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Запрос мини-выписки 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200" calcext:value-type="float">
            <text:p>2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Кредитное выравнивание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-7600" calcext:value-type="float">
            <text:p>-76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ЮЛ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Продажа товаров</text:p>
          </table:table-cell>
          <table:table-cell office:value-type="float" office:value="840" calcext:value-type="float">
            <text:p>840</text:p>
          </table:table-cell>
          <table:table-cell office:value-type="float" office:value="810" calcext:value-type="float">
            <text:p>810</text:p>
          </table:table-cell>
          <table:table-cell office:value-type="float" office:value="924.74" calcext:value-type="float">
            <text:p>924,74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ЮЛ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Продажа товаров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float" office:value="127.35" calcext:value-type="float">
            <text:p>127,35</text:p>
          </table:table-cell>
          <table:table-cell office:value-type="float" office:value="5810" calcext:value-type="float">
            <text:p>5810</text:p>
          </table:table-cell>
          <table:table-cell office:value-type="float" office:value="748.31" calcext:value-type="float">
            <text:p>748,31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ЮЛ</text:p>
          </table:table-cell>
          <table:table-cell office:value-type="string" calcext:value-type="string">
            <text:p>НСПК</text:p>
          </table:table-cell>
          <table:table-cell office:value-type="string" calcext:value-type="string">
            <text:p>Выдача наличных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601500" calcext:value-type="float">
            <text:p>6015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ЮЛ</text:p>
          </table:table-cell>
          <table:table-cell office:value-type="string" calcext:value-type="string">
            <text:p>НСПК</text:p>
          </table:table-cell>
          <table:table-cell office:value-type="string" calcext:value-type="string">
            <text:p>Кредит общего вида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-52810" calcext:value-type="float">
            <text:p>-5281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ЮЛ</text:p>
          </table:table-cell>
          <table:table-cell office:value-type="string" calcext:value-type="string">
            <text:p>НСПК</text:p>
          </table:table-cell>
          <table:table-cell office:value-type="string" calcext:value-type="string">
            <text:p>Продажа товаров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356343.71" calcext:value-type="float">
            <text:p>356343,71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Ю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Безналичное зачисление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-8266350.5" calcext:value-type="float">
            <text:p>-8266350,5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Ю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Безналичные платежи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3595" calcext:value-type="float">
            <text:p>3595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Ю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Безналичные удержания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27963.09" calcext:value-type="float">
            <text:p>27963,09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Ю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Выдача наличных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7205300" calcext:value-type="float">
            <text:p>72053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313" calcext:value-type="float">
            <text:p>313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ПК</text:p>
          </table:table-cell>
          <table:table-cell office:value-type="string" calcext:value-type="string">
            <text:p>Продажа товаров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37465.64" calcext:value-type="float">
            <text:p>37465,64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Безналичное зачисление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-30894.91" calcext:value-type="float">
            <text:p>-30894,91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Безналичные платежи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531" calcext:value-type="float">
            <text:p>531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Безналичные удержания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6.72" calcext:value-type="float">
            <text:p>6,72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Кредит общего вида</text:p>
          </table:table-cell>
          <table:table-cell office:value-type="float" office:value="840" calcext:value-type="float">
            <text:p>840</text:p>
          </table:table-cell>
          <table:table-cell office:value-type="float" office:value="810" calcext:value-type="float">
            <text:p>810</text:p>
          </table:table-cell>
          <table:table-cell office:value-type="float" office:value="-705.97" calcext:value-type="float">
            <text:p>-705,97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Кредит общего вида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float" office:value="-5.75" calcext:value-type="float">
            <text:p>-5,75</text:p>
          </table:table-cell>
          <table:table-cell office:value-type="float" office:value="3810" calcext:value-type="float">
            <text:p>3810</text:p>
          </table:table-cell>
          <table:table-cell office:value-type="float" office:value="-33.88" calcext:value-type="float">
            <text:p>-33,88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Продажа товаров</text:p>
          </table:table-cell>
          <table:table-cell office:value-type="float" office:value="840" calcext:value-type="float">
            <text:p>840</text:p>
          </table:table-cell>
          <table:table-cell office:value-type="float" office:value="810" calcext:value-type="float">
            <text:p>810</text:p>
          </table:table-cell>
          <table:table-cell office:value-type="float" office:value="2679.65" calcext:value-type="float">
            <text:p>2679,65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VISA</text:p>
          </table:table-cell>
          <table:table-cell office:value-type="string" calcext:value-type="string">
            <text:p>Продажа товаров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float" office:value="57.28" calcext:value-type="float">
            <text:p>57,28</text:p>
          </table:table-cell>
          <table:table-cell office:value-type="float" office:value="9810" calcext:value-type="float">
            <text:p>9810</text:p>
          </table:table-cell>
          <table:table-cell office:value-type="float" office:value="333.32" calcext:value-type="float">
            <text:p>333,3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ПК</text:p>
          </table:table-cell>
          <table:table-cell office:value-type="string" calcext:value-type="string">
            <text:p>Выдача наличных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1054500" calcext:value-type="float">
            <text:p>10545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328" calcext:value-type="float">
            <text:p>328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ПК</text:p>
          </table:table-cell>
          <table:table-cell office:value-type="string" calcext:value-type="string">
            <text:p>Кредит общего вида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-13249.1" calcext:value-type="float">
            <text:p>-13249,1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ПК</text:p>
          </table:table-cell>
          <table:table-cell office:value-type="string" calcext:value-type="string">
            <text:p>Кредитное выравнивание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-54561" calcext:value-type="float">
            <text:p>-54561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ПК</text:p>
          </table:table-cell>
          <table:table-cell office:value-type="string" calcext:value-type="string">
            <text:p>Продажа товаров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487146.44" calcext:value-type="float">
            <text:p>487146,44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Безналичное зачисление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-4118537.32" calcext:value-type="float">
            <text:p>-4118537,32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Безналичные платежи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9792.97" calcext:value-type="float">
            <text:p>9792,97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Безналичные удержания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216632.06" calcext:value-type="float">
            <text:p>216632,06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Выдача наличных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3294500" calcext:value-type="float">
            <text:p>32945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Ф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Запрос мини-выписки 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30" calcext:value-type="float">
            <text:p>3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Ю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Безналичное зачисление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-1230000" calcext:value-type="float">
            <text:p>-12300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Ю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Безналичные удержания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800" calcext:value-type="float">
            <text:p>8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ЮЛ</text:p>
          </table:table-cell>
          <table:table-cell office:value-type="string" calcext:value-type="string">
            <text:p>НСС</text:p>
          </table:table-cell>
          <table:table-cell office:value-type="string" calcext:value-type="string">
            <text:p>Выдача наличных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1219000" calcext:value-type="float">
            <text:p>121900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₽</number:text>
    </number:number-style>
    <number:number-style style:name="N107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₽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₽</number:text>
    </number:number-style>
    <number:number-style style:name="N109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₽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2" style:volatile="true">
      <loext:text> </loext:text>
      <loext:fill-character> </loext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16P2" style:volatile="true">
      <loext:text> </loext:text>
      <loext:fill-character> </loext:fill-character>
      <number:text>- ₽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_2014__20_акцент1" style:display-name="Excel_BuiltIn_20% — акцент1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_2014__20_акцент2" style:display-name="Excel_BuiltIn_20% — акцент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_2014__20_акцент3" style:display-name="Excel_BuiltIn_20% — акцент3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_2014__20_акцент4" style:display-name="Excel_BuiltIn_20% — акцент4" style:family="table-cell" style:parent-style-name="Default">
      <style:table-cell-properties fo:background-color="#ff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_2014__20_акцент5" style:display-name="Excel_BuiltIn_20% — акцент5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_2014__20_акцент6" style:display-name="Excel_BuiltIn_20% — акцент6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_2014__20_акцент1" style:display-name="Excel_BuiltIn_40% — акцент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_2014__20_акцент2" style:display-name="Excel_BuiltIn_40% — акцент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_2014__20_акцент3" style:display-name="Excel_BuiltIn_40% — акцент3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_2014__20_акцент4" style:display-name="Excel_BuiltIn_40% — акцент4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_2014__20_акцент5" style:display-name="Excel_BuiltIn_40% — акцент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_2014__20_акцент6" style:display-name="Excel_BuiltIn_40% — акцент6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_2014__20_акцент1" style:display-name="Excel_BuiltIn_60% — акцент1" style:family="table-cell" style:parent-style-name="Default">
      <style:table-cell-properties fo:background-color="#99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_2014__20_акцент2" style:display-name="Excel_BuiltIn_60% — акцент2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_2014__20_акцент3" style:display-name="Excel_BuiltIn_60% — акцент3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_2014__20_акцент4" style:display-name="Excel_BuiltIn_60% — акцент4" style:family="table-cell" style:parent-style-name="Default">
      <style:table-cell-properties fo:background-color="#ffff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_2014__20_акцент5" style:display-name="Excel_BuiltIn_60% — акцент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_2014__20_акцент6" style:display-name="Excel_BuiltIn_60% — акцент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Акцент1" style:display-name="Excel_BuiltIn_Акцент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Акцент2" style:display-name="Excel_BuiltIn_Акцент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Акцент3" style:display-name="Excel_BuiltIn_Акцент3" style:family="table-cell" style:parent-style-name="Default">
      <style:table-cell-properties fo:background-color="#96969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Акцент4" style:display-name="Excel_BuiltIn_Акцент4" style:family="table-cell" style:parent-style-name="Default">
      <style:table-cell-properties fo:background-color="#ffcc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Акцент5" style:display-name="Excel_BuiltIn_Акцент5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Акцент6" style:display-name="Excel_BuiltIn_Акцент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Ввод_20_" style:display-name="Excel_BuiltIn_Ввод 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Вывод" style:display-name="Excel_BuiltIn_Вывод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Вычисление" style:display-name="Excel_BuiltIn_Вычисление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Заголовок_20_1" style:display-name="Excel_BuiltIn_Заголовок 1" style:family="table-cell" style:parent-style-name="Default">
      <style:table-cell-properties fo:border-bottom="2.49pt solid #33cccc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Заголовок_20_2" style:display-name="Excel_BuiltIn_Заголовок 2" style:family="table-cell" style:parent-style-name="Default">
      <style:table-cell-properties fo:border-bottom="2.49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Заголовок_20_3" style:display-name="Excel_BuiltIn_Заголовок 3" style:family="table-cell" style:parent-style-name="Default">
      <style:table-cell-properties fo:border-bottom="1.76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Заголовок_20_4" style:display-name="Excel_BuiltIn_Заголовок 4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Итог" style:display-name="Excel_BuiltIn_Итог" style:family="table-cell" style:parent-style-name="Default">
      <style:table-cell-properties fo:border-bottom="2.49pt double-thin #33cccc" style:border-line-width-bottom="0.18mm 0.53mm 0.18mm" style:diagonal-bl-tr="none" style:diagonal-tl-br="none" fo:border-left="none" fo:padding="0.71m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Контрольная_20_ячейка" style:display-name="Excel_BuiltIn_Контрольная ячейка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Название" style:display-name="Excel_BuiltIn_Название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5f_BuiltIn_5f_Нейтральный" style:display-name="Excel_BuiltIn_Нейтральный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Плохой" style:display-name="Excel_BuiltIn_Плохой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Пояснение" style:display-name="Excel_BuiltIn_Пояснение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Примечание" style:display-name="Excel_BuiltIn_Примечание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Связанная_20_ячейка" style:display-name="Excel_BuiltIn_Связанная ячейка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Текст_20_предупреждения" style:display-name="Excel_BuiltIn_Текст предупреждения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Хороший" style:display-name="Excel_BuiltIn_Хороший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report33" style:display-name="PageStyle_report3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12:55:59.288000000</meta:creation-date>
    <dc:date>2018-01-24T12:59:41.154000000</dc:date>
    <meta:editing-duration>PT3M50S</meta:editing-duration>
    <meta:editing-cycles>2</meta:editing-cycles>
    <meta:generator>LibreOffice/5.4.3.2$Windows_X86_64 LibreOffice_project/92a7159f7e4af62137622921e809f8546db437e5</meta:generator>
    <meta:document-statistic meta:table-count="1" meta:cell-count="770" meta:object-count="0"/>
  </office:meta>
</office:document-meta>
</file>